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Workspace.copy( String workspace , String from ,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Workspace.getObservat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erWorkspa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orkspace.getNamespaceRegis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Workspace.copy( String from ,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Workspace.importXML( String path , byte [ ] xml , int uuidBehaviou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Workspace.getNodeTyp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Workspace.move( String from ,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Workspace.clone( String workspace , String from , String to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Workspace.ServerWorkspace( Workspace workspace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Workspace.getAccessibleWorkspac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Workspace.getQuery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